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mula – projet - Version 2</text:p>
      <text:p text:style-name="Standard"/>
      <text:p text:style-name="Standard">La version 2 du projet inclue les fonctionnalités suivantes :</text:p>
      <text:p text:style-name="Standard"/>
      <text:list xml:id="list3803190109521409525" text:style-name="L1">
        <text:list-item>
          <text:p text:style-name="P1">Création de l'environnement de jeu. Cela comprend l'ensemble des composants nécessaires au lancement d'une partie de jeu single player en local.</text:p>
        </text:list-item>
        <text:list-item>
          <text:p text:style-name="P1">Selection d'une interface utilisateur. Le choix actuel se fait entre une interface graphique avec le toolkit SWING ou une interface textuelle avec couleur.</text:p>
        </text:list-item>
        <text:list-item>
          <text:p text:style-name="P1">Interaction utilisateur suportté pour la construction de différentes infrastructures. Cela inclu des gardes lors des construction pour évité les chevauchements ou les construction or carte de jeu.</text:p>
        </text:list-item>
        <text:list-item>
          <text:p text:style-name="P1">La destruction de batiment a la demande de l'utilisateur.</text:p>
        </text:list-item>
        <text:list-item>
          <text:p text:style-name="P1">La gestion de regles de jeu permettant l'évolution de l'état du jeu. Ces règles génerent des effets qui peuvent altéré l'état du jeu pendant un ou plusieurs mois (unité minimal visible par le joueur)</text:p>
        </text:list-item>
        <text:list-item>
          <text:p text:style-name="P1">La gestion des effets de jeu qui altérent l'état de la partie</text:p>
        </text:list-item>
        <text:list-item>
          <text:p text:style-name="P1">La localisation des paramètres de jeu telque la population.</text:p>
        </text:list-item>
      </text:list>
      <text:p text:style-name="Standard"/>
      <text:p text:style-name="Standard">Les fonctionnalités suivantes on été réfléchie mais non pas été implémentées:</text:p>
      <text:p text:style-name="Standard"/>
      <text:list xml:id="list3473685711825090226" text:style-name="L2">
        <text:list-item>
          <text:p text:style-name="P2">Possibilité de lancé le jeu en mode client/serveur</text:p>
        </text:list-item>
        <text:list-item>
          <text:p text:style-name="P2">Possibilité de jeu multijoueur</text:p>
        </text:list-item>
        <text:list-item>
          <text:p text:style-name="P2">Possibilité de gestion de plusieur ville</text:p>
        </text:list-item>
        <text:list-item>
          <text:p text:style-name="P2">Ajout de la propagation de certain paramètres de jeu</text:p>
        </text:list-item>
        <text:list-item>
          <text:p text:style-name="P2">Mise en place de réseaux</text:p>
        </text:list-item>
      </text:list>
      <text:p text:style-name="Standard"/>
      <text:p text:style-name="Standard">Voici une liste des différents élément de jeu présent dans cette version :</text:p>
      <text:p text:style-name="Standard"/>
      <text:list xml:id="list8850927368457766079" text:style-name="L3">
        <text:list-item>
          <text:p text:style-name="P3">Zone résidentielle</text:p>
        </text:list-item>
        <text:list-item>
          <text:p text:style-name="P3">Centrale electrique</text:p>
        </text:list-item>
        <text:list-item>
          <text:p text:style-name="P3">Station de police</text:p>
        </text:list-item>
        <text:list-item>
          <text:p text:style-name="P3">Route</text:p>
        </text:list-item>
        <text:list-item>
          <text:p text:style-name="P3">Ligne electrique</text:p>
        </text:list-item>
        <text:list-item>
          <text:p text:style-name="P3">Terre (Element de la carte)</text:p>
        </text:list-item>
        <text:list-item>
          <text:p text:style-name="P3">Eau (Element de la carte)</text:p>
        </text:list-item>
        <text:list-item>
          <text:p text:style-name="P3">Arbres (Element de la carte)</text:p>
        </text:list-item>
        <text:list-item>
          <text:p text:style-name="P3">Prairie (Element de la carte)</text:p>
        </text:list-item>
        <text:list-item>
          <text:p text:style-name="P3">Zone rocheuse (Element de la carte)</text:p>
        </text:list-item>
      </text:list>
      <text:p text:style-name="Standard"/>
      <text:p text:style-name="Standard"/>
      <text:p text:style-name="Standard">Les elements restants a incorporé vis-a-vis du cahier des charges :</text:p>
      <text:p text:style-name="Standard"/>
      <text:list xml:id="list1127650216167043331" text:style-name="L4">
        <text:list-item>
          <text:p text:style-name="P4">les desastres</text:p>
        </text:list-item>
        <text:list-item>
          <text:p text:style-name="P4">les reseaux</text:p>
        </text:list-item>
        <text:list-item>
          <text:p text:style-name="P4">certaines règles de jeu et leurs effe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56S</meta:editing-duration>
    <meta:editing-cycles>4</meta:editing-cycles>
    <meta:generator>OpenOffice.org/3.4.1$Win32 OpenOffice.org_project/341m1$Build-9593</meta:generator>
    <dc:date>2014-01-22T21:54:36.59</dc:date>
    <meta:document-statistic meta:table-count="0" meta:image-count="0" meta:object-count="0" meta:page-count="1" meta:paragraph-count="30" meta:word-count="290" meta:character-count="1680"/>
    <meta:user-defined meta:name="Info 1"/>
    <meta:user-defined meta:name="Info 2"/>
    <meta:user-defined meta:name="Info 3"/>
    <meta:user-defined meta:name="Info 4"/>
  </office:meta>
</office:document-meta>
</file>